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84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8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2pt"/>
    </style:style>
    <style:style style:name="T1" style:family="text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3.302cm" svg:height="0.734cm" svg:x="5.62cm" svg:y="4.048cm">
          <draw:text-box>
            <text:p text:style-name="P1"><text:span text:style-name="T1">1 Output layer</text:span></text:p>
          </draw:text-box>
        </draw:frame>
        <draw:frame draw:style-name="gr1" draw:text-style-name="P2" xml:id="id2" draw:id="id2" draw:layer="layout" svg:width="3.302cm" svg:height="0.734cm" svg:x="5.62cm" svg:y="5.948cm">
          <draw:text-box>
            <text:p text:style-name="P1"><text:span text:style-name="T1">1 Hidden layer</text:span></text:p>
          </draw:text-box>
        </draw:frame>
        <draw:frame draw:style-name="gr1" draw:text-style-name="P2" xml:id="id1" draw:id="id1" draw:layer="layout" svg:width="3.302cm" svg:height="0.734cm" svg:x="3.92cm" svg:y="7.748cm">
          <draw:text-box>
            <text:p text:style-name="P1"><text:span text:style-name="T1">1 Input layer</text:span></text:p>
          </draw:text-box>
        </draw:frame>
        <draw:frame draw:style-name="gr1" draw:text-style-name="P2" xml:id="id3" draw:id="id3" draw:layer="layout" svg:width="3.302cm" svg:height="0.734cm" svg:x="7.32cm" svg:y="7.748cm">
          <draw:text-box>
            <text:p text:style-name="P1"><text:span text:style-name="T1">1 Memory layer</text:span></text:p>
          </draw:text-box>
        </draw:frame>
        <draw:connector draw:style-name="gr2" draw:text-style-name="P1" draw:layer="layout" draw:type="line" svg:x1="5.571cm" svg:y1="7.748cm" svg:x2="7.271cm" svg:y2="6.682cm" draw:start-shape="id1" draw:start-glue-point="0" draw:end-shape="id2" draw:end-glue-point="2" svg:d="M5571 7748l1700-1066">
          <text:p/>
        </draw:connector>
        <draw:connector draw:style-name="gr2" draw:text-style-name="P1" draw:layer="layout" draw:type="line" svg:x1="8.971cm" svg:y1="7.748cm" svg:x2="7.271cm" svg:y2="6.682cm" draw:start-shape="id3" draw:start-glue-point="0" draw:end-shape="id2" draw:end-glue-point="2" svg:d="M8971 7748l-1700-1066">
          <text:p/>
        </draw:connector>
        <draw:connector draw:style-name="gr2" draw:text-style-name="P1" draw:layer="layout" draw:type="line" svg:x1="7.271cm" svg:y1="5.948cm" svg:x2="7.271cm" svg:y2="4.782cm" draw:start-shape="id2" draw:start-glue-point="0" draw:end-shape="id4" draw:end-glue-point="2" svg:d="M7271 5948v-1166">
          <text:p/>
        </draw:connector>
        <draw:connector draw:style-name="gr2" draw:text-style-name="P1" draw:layer="layout" draw:type="curve" svg:x1="8.922cm" svg:y1="6.315cm" svg:x2="8.971cm" svg:y2="7.748cm" draw:start-shape="id2" draw:start-glue-point="1" draw:end-shape="id3" draw:end-glue-point="0" svg:d="M8922 6315c751 0 627 450 451 609s-402 25-402 824">
          <text:p/>
        </draw:connector>
        <draw:frame draw:style-name="gr1" draw:text-style-name="P2" xml:id="id8" draw:id="id8" draw:layer="layout" svg:width="3.302cm" svg:height="0.734cm" svg:x="5.62cm" svg:y="8.948cm">
          <draw:text-box>
            <text:p text:style-name="P1"><text:span text:style-name="T1">2 Output layer</text:span></text:p>
          </draw:text-box>
        </draw:frame>
        <draw:frame draw:style-name="gr1" draw:text-style-name="P2" xml:id="id6" draw:id="id6" draw:layer="layout" svg:width="3.302cm" svg:height="0.734cm" svg:x="5.62cm" svg:y="10.848cm">
          <draw:text-box>
            <text:p text:style-name="P1"><text:span text:style-name="T1">2 Hidden layer</text:span></text:p>
          </draw:text-box>
        </draw:frame>
        <draw:frame draw:style-name="gr1" draw:text-style-name="P2" xml:id="id5" draw:id="id5" draw:layer="layout" svg:width="3.302cm" svg:height="0.734cm" svg:x="3.92cm" svg:y="12.648cm">
          <draw:text-box>
            <text:p text:style-name="P1"><text:span text:style-name="T1">2 Input layer</text:span></text:p>
          </draw:text-box>
        </draw:frame>
        <draw:frame draw:style-name="gr1" draw:text-style-name="P2" xml:id="id7" draw:id="id7" draw:layer="layout" svg:width="3.302cm" svg:height="0.734cm" svg:x="7.32cm" svg:y="12.648cm">
          <draw:text-box>
            <text:p text:style-name="P1"><text:span text:style-name="T1">2 Memory layer</text:span></text:p>
          </draw:text-box>
        </draw:frame>
        <draw:connector draw:style-name="gr2" draw:text-style-name="P1" draw:layer="layout" draw:type="line" svg:x1="5.571cm" svg:y1="12.648cm" svg:x2="7.271cm" svg:y2="11.582cm" draw:start-shape="id5" draw:start-glue-point="0" draw:end-shape="id6" draw:end-glue-point="2" svg:d="M5571 12648l1700-1066">
          <text:p/>
        </draw:connector>
        <draw:connector draw:style-name="gr2" draw:text-style-name="P1" draw:layer="layout" draw:type="line" svg:x1="8.971cm" svg:y1="12.648cm" svg:x2="7.271cm" svg:y2="11.582cm" draw:start-shape="id7" draw:start-glue-point="0" draw:end-shape="id6" draw:end-glue-point="2" svg:d="M8971 12648l-1700-1066">
          <text:p/>
        </draw:connector>
        <draw:connector draw:style-name="gr2" draw:text-style-name="P1" draw:layer="layout" draw:type="line" svg:x1="7.271cm" svg:y1="10.848cm" svg:x2="7.271cm" svg:y2="9.682cm" draw:start-shape="id6" draw:start-glue-point="0" draw:end-shape="id8" draw:end-glue-point="2" svg:d="M7271 10848v-1166">
          <text:p/>
        </draw:connector>
        <draw:custom-shape draw:style-name="gr3" draw:text-style-name="P3" xml:id="id9" draw:id="id9" draw:layer="layout" svg:width="0.762cm" svg:height="0.762cm" svg:x="4.223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85cm" svg:y1="6.315cm" svg:x2="5.62cm" svg:y2="6.315cm" draw:start-shape="id9" draw:start-glue-point="10" draw:end-shape="id2" draw:end-glue-point="3" svg:d="M4985 6315h635">
          <text:p/>
        </draw:connector>
        <draw:connector draw:style-name="gr4" draw:text-style-name="P1" draw:layer="layout" draw:type="curve" draw:line-skew="-0.066cm" svg:x1="5.62cm" svg:y1="11.215cm" svg:x2="4.223cm" svg:y2="6.315cm" draw:start-shape="id6" draw:start-glue-point="3" draw:end-shape="id9" draw:end-glue-point="6" svg:d="M5620 11215c-2946 0-2247-4900-1397-4900">
          <text:p/>
        </draw:connector>
        <draw:frame draw:style-name="gr1" draw:text-style-name="P2" xml:id="id13" draw:id="id13" draw:layer="layout" svg:width="3.302cm" svg:height="0.734cm" svg:x="12.721cm" svg:y="4.048cm">
          <draw:text-box>
            <text:p text:style-name="P1"><text:span text:style-name="T1">3 Output layer</text:span></text:p>
          </draw:text-box>
        </draw:frame>
        <draw:frame draw:style-name="gr1" draw:text-style-name="P2" xml:id="id11" draw:id="id11" draw:layer="layout" svg:width="3.302cm" svg:height="0.734cm" svg:x="12.721cm" svg:y="5.948cm">
          <draw:text-box>
            <text:p text:style-name="P1"><text:span text:style-name="T1">3 Hidden layer</text:span></text:p>
          </draw:text-box>
        </draw:frame>
        <draw:frame draw:style-name="gr1" draw:text-style-name="P2" xml:id="id10" draw:id="id10" draw:layer="layout" svg:width="3.302cm" svg:height="0.734cm" svg:x="11.021cm" svg:y="7.748cm">
          <draw:text-box>
            <text:p text:style-name="P1"><text:span text:style-name="T1">3 Input layer</text:span></text:p>
          </draw:text-box>
        </draw:frame>
        <draw:frame draw:style-name="gr1" draw:text-style-name="P2" xml:id="id12" draw:id="id12" draw:layer="layout" svg:width="3.302cm" svg:height="0.734cm" svg:x="14.421cm" svg:y="7.748cm">
          <draw:text-box>
            <text:p text:style-name="P1"><text:span text:style-name="T1">3 Memory layer</text:span></text:p>
          </draw:text-box>
        </draw:frame>
        <draw:connector draw:style-name="gr2" draw:text-style-name="P1" draw:layer="layout" draw:type="line" svg:x1="12.672cm" svg:y1="7.748cm" svg:x2="14.372cm" svg:y2="6.682cm" draw:start-shape="id10" draw:start-glue-point="0" draw:end-shape="id11" draw:end-glue-point="2" svg:d="M12672 7748l1700-1066">
          <text:p/>
        </draw:connector>
        <draw:connector draw:style-name="gr2" draw:text-style-name="P1" draw:layer="layout" draw:type="line" svg:x1="16.072cm" svg:y1="7.748cm" svg:x2="14.372cm" svg:y2="6.682cm" draw:start-shape="id12" draw:start-glue-point="0" draw:end-shape="id11" draw:end-glue-point="2" svg:d="M16072 7748l-1700-1066">
          <text:p/>
        </draw:connector>
        <draw:connector draw:style-name="gr2" draw:text-style-name="P1" draw:layer="layout" draw:type="line" svg:x1="14.372cm" svg:y1="5.948cm" svg:x2="14.372cm" svg:y2="4.782cm" draw:start-shape="id11" draw:start-glue-point="0" draw:end-shape="id13" draw:end-glue-point="2" svg:d="M14372 5948v-1166">
          <text:p/>
        </draw:connector>
        <draw:connector draw:style-name="gr2" draw:text-style-name="P1" draw:layer="layout" draw:type="curve" svg:x1="16.023cm" svg:y1="6.315cm" svg:x2="16.072cm" svg:y2="7.748cm" draw:start-shape="id11" draw:start-glue-point="1" draw:end-shape="id12" draw:end-glue-point="0" svg:d="M16023 6315c751 0 627 450 451 609s-402 25-402 824">
          <text:p/>
        </draw:connector>
        <draw:custom-shape draw:style-name="gr3" draw:text-style-name="P3" xml:id="id14" draw:id="id14" draw:layer="layout" svg:width="0.762cm" svg:height="0.762cm" svg:x="11.324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86cm" svg:y1="6.315cm" svg:x2="12.721cm" svg:y2="6.315cm" draw:start-shape="id14" draw:start-glue-point="10" draw:end-shape="id11" draw:end-glue-point="3" svg:d="M12086 6315h635">
          <text:p/>
        </draw:connector>
        <draw:connector draw:style-name="gr4" draw:text-style-name="P1" draw:layer="layout" draw:type="line" svg:x1="8.922cm" svg:y1="4.415cm" svg:x2="11.324cm" svg:y2="6.315cm" draw:start-shape="id4" draw:start-glue-point="1" draw:end-shape="id14" draw:end-glue-point="6" svg:d="M8922 4415l2402 1900">
          <text:p/>
        </draw:connector>
        <draw:connector draw:style-name="gr2" draw:text-style-name="P1" draw:layer="layout" draw:type="curve" svg:x1="8.922cm" svg:y1="9.315cm" svg:x2="8.971cm" svg:y2="12.648cm" draw:start-shape="id8" draw:start-glue-point="1" draw:end-shape="id7" draw:end-glue-point="0" svg:d="M8922 9315c751 0 627 925 451 1203s-402-94-402 2130">
          <text:p/>
        </draw:connector>
        <draw:frame draw:style-name="gr5" draw:text-style-name="P4" draw:layer="layout" svg:width="1.374cm" svg:height="1.217cm" svg:x="3.921cm" svg:y="4.863cm">
          <draw:text-box>
            <text:p><text:span text:style-name="T1">rib</text:span></text:p>
            <text:p><text:span text:style-name="T1">unit</text:span></text:p>
          </draw:text-box>
        </draw:frame>
        <draw:frame draw:style-name="gr5" draw:text-style-name="P4" draw:layer="layout" svg:width="1.374cm" svg:height="1.217cm" svg:x="11.121cm" svg:y="4.864cm">
          <draw:text-box>
            <text:p><text:span text:style-name="T1">rib</text:span></text:p>
            <text:p><text:span text:style-name="T1">unit</text:span></text:p>
          </draw:text-box>
        </draw:frame>
        <draw:frame draw:style-name="gr6" draw:text-style-name="P4" draw:layer="layout" svg:width="2.356cm" svg:height="1.217cm" svg:x="3.813cm" svg:y="9.574cm">
          <draw:text-box>
            <text:p><text:span text:style-name="T1">rib</text:span></text:p>
            <text:p><text:span text:style-name="T1">connection</text:span></text:p>
          </draw:text-box>
        </draw:frame>
        <draw:frame draw:style-name="gr6" draw:text-style-name="P4" draw:layer="layout" svg:width="2.356cm" svg:height="1.217cm" svg:x="9.313cm" svg:y="3.875cm">
          <draw:text-box>
            <text:p><text:span text:style-name="T1">rib</text:span></text:p>
            <text:p><text:span text:style-name="T1">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5T15:26:33.16</meta:creation-date>
    <dc:date>2023-06-16T16:55:12.28</dc:date>
    <dc:creator>Loc Nguyen</dc:creator>
    <meta:editing-duration>PT40M9S</meta:editing-duration>
    <meta:editing-cycles>8</meta:editing-cycles>
    <meta:generator>OpenOffice/4.1.2$Win32 OpenOffice.org_project/412m3$Build-9782</meta:generator>
    <meta:document-statistic meta:object-count="34"/>
  </office:meta>
</office:document-meta>
</file>